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784c" officeooo:paragraph-rsid="0000784c"/>
    </style:style>
    <style:style style:name="P2" style:family="paragraph" style:parent-style-name="Standard">
      <style:paragraph-properties fo:text-align="center" style:justify-single-word="false"/>
      <style:text-properties officeooo:rsid="0000784c" officeooo:paragraph-rsid="0000784c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0784c" officeooo:paragraph-rsid="0000784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33d83" officeooo:paragraph-rsid="00033d83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00784c" officeooo:paragraph-rsid="0000784c"/>
    </style:style>
    <style:style style:name="T1" style:family="text">
      <style:text-properties officeooo:rsid="000d87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ytorch Image Classifiaction practise link</text:p>
      <text:p text:style-name="P1"><text:a xlink:type="simple" xlink:href="https://www.kaggle.com/datasets/muratkokludataset/rice-image-dataset/code?datasetId=2049052&amp;sortBy=voteCount" text:style-name="Internet_20_link" text:visited-style-name="Visited_20_Internet_20_Link">https://www.kaggle.com/datasets/muratkokludataset/rice-image-dataset/code?datasetId=2049052&amp;sortBy=voteCount</text:a></text:p>
      <text:p text:style-name="P1"/>
      <text:p text:style-name="P2"/>
      <text:p text:style-name="P4">for referance:</text:p>
      <text:p text:style-name="P1"><text:a xlink:type="simple" xlink:href="https://rubikscode.net/2021/08/02/pytorch-for-beginners-building-neural-networks/" text:style-name="Internet_20_link" text:visited-style-name="Visited_20_Internet_20_Link">https://rubikscode.net/2021/08/02/pytorch-for-beginners-building-neural-networks/</text:a></text:p>
      <text:p text:style-name="P1"><text:a xlink:type="simple" xlink:href="https://medium.com/thecyphy/train-cnn-model-with-pytorch-21dafb918f48" text:style-name="Internet_20_link" text:visited-style-name="Visited_20_Internet_20_Link">https://medium.com/thecyphy/train-cnn-model-with-pytorch-21dafb918f48</text:a></text:p>
      <text:p text:style-name="P1"><text:a xlink:type="simple" xlink:href="https://mlwhiz.com/blog/2020/06/06/multiclass_image_classification_pytorch/" text:style-name="Internet_20_link" text:visited-style-name="Visited_20_Internet_20_Link">https://mlwhiz.com/blog/2020/06/06/multiclass_image_classification_pytorch/</text:a> <text:s/><text:span text:style-name="T1">pipline for proeject</text:span></text:p>
      <text:p text:style-name="P1"><text:a xlink:type="simple" xlink:href="https://www.pluralsight.com/guides/image-classification-with-pytorch" text:style-name="Internet_20_link" text:visited-style-name="Visited_20_Internet_20_Link">https://www.pluralsight.com/guides/image-classification-with-pytorch</text:a></text:p>
      <text:p text:style-name="P1"><text:a xlink:type="simple" xlink:href="https://pyimagesearch.com/2021/07/19/pytorch-training-your-first-convolutional-neural-network-cnn/" text:style-name="Internet_20_link" text:visited-style-name="Visited_20_Internet_20_Link">https://pyimagesearch.com/2021/07/19/pytorch-training-your-first-convolutional-neural-network-cnn/</text:a></text:p>
      <text:p text:style-name="P1"><text:a xlink:type="simple" xlink:href="https://docs.activeloop.ai/hub-tutorials/training-an-image-classification-model-in-pytorch" text:style-name="Internet_20_link" text:visited-style-name="Visited_20_Internet_20_Link">https://docs.activeloop.ai/hub-tutorials/training-an-image-classification-model-in-pytorch</text:a></text:p>
      <text:p text:style-name="P1"><text:a xlink:type="simple" xlink:href="https://digitaltesseract.com/image-classification-using-pytorch/" text:style-name="Internet_20_link" text:visited-style-name="Visited_20_Internet_20_Link">https://digitaltesseract.com/image-classification-using-pytorch/</text:a></text:p>
      <text:p text:style-name="P1"><text:a xlink:type="simple" xlink:href="https://www.ritchieng.com/the-incredible-pytorch/#ConvolutionalNeuralNetworksCNNs" text:style-name="Internet_20_link" text:visited-style-name="Visited_20_Internet_20_Link">https://www.ritchieng.com/the-incredible-pytorch/#ConvolutionalNeuralNetworksCNNs</text:a></text:p>
      <text:p text:style-name="P1"><text:a xlink:type="simple" xlink:href="https://medium.com/mlearning-ai/vegetable-image-classification-using-cnn-6f1d1be75cfb" text:style-name="Internet_20_link" text:visited-style-name="Visited_20_Internet_20_Link">https://medium.com/mlearning-ai/vegetable-image-classification-using-cnn-6f1d1be75cfb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7T11:26:45.127956205</meta:creation-date>
    <dc:date>2022-07-08T13:10:18.229189627</dc:date>
    <meta:editing-duration>PT51M37S</meta:editing-duration>
    <meta:editing-cycles>3</meta:editing-cycles>
    <meta:generator>LibreOffice/7.2.6.2$Linux_X86_64 LibreOffice_project/20$Build-2</meta:generator>
    <meta:document-statistic meta:table-count="0" meta:image-count="0" meta:object-count="0" meta:page-count="1" meta:paragraph-count="12" meta:word-count="20" meta:character-count="897" meta:non-whitespace-character-count="888"/>
  </office:meta>
</office:document-meta>
</file>